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Standard">
      <style:text-properties officeooo:rsid="00167792" officeooo:paragraph-rsid="00167792"/>
    </style:style>
    <style:style style:name="P8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9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10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1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9c19a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a1f5b" style:font-weight-asian="bold"/>
    </style:style>
    <style:style style:name="T5" style:family="text">
      <style:text-properties officeooo:rsid="0014ea5a"/>
    </style:style>
    <style:style style:name="T6" style:family="text">
      <style:text-properties officeooo:rsid="00184ce7"/>
    </style:style>
    <style:style style:name="T7" style:family="text">
      <style:text-properties officeooo:rsid="0019c19a"/>
    </style:style>
    <style:style style:name="T8" style:family="text">
      <style:text-properties officeooo:rsid="001a1f5b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2" text:outline-level="2">Lugar de Reunión: Laboratorio <text:span text:style-name="T8">llancha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0" text:outline-level="3">Nombre</text:h>
          </table:table-cell>
          <table:table-cell table:style-name="Tabla1.A1" table:number-columns-spanned="3" office:value-type="string">
            <text:h text:style-name="P10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Revisar caso de uso <text:span text:style-name="T7">modificar material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Caso de uso <text:span text:style-name="T7">modificar material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7">Caso de uso extendido, curso normal y alternativo de los eventos, diagrama de secuencia</text:span></text:p>
            <text:p text:style-name="Standard">No se aprueba:</text:p>
            <text:p text:style-name="Standard"><text:s text:c="11"/><text:span text:style-name="T7">Falta contrato y diagramas tanto de colaboración como de estado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1" text:outline-level="3">Actividad(es)</text:h>
          </table:table-cell>
          <table:table-cell table:style-name="Tabla1.A1" office:value-type="string">
            <text:h text:style-name="P11" text:outline-level="3">Fecha Comprometida</text:h>
          </table:table-cell>
          <table:table-cell table:style-name="Tabla1.A1" office:value-type="string">
            <text:h text:style-name="P11" text:outline-level="3">Responsable(s)</text:h>
          </table:table-cell>
          <table:table-cell table:style-name="Tabla1.A1" office:value-type="string">
            <text:h text:style-name="P11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en el desarrollo de software</text:p>
          </table:table-cell>
          <table:table-cell table:style-name="Tabla1.A1" office:value-type="string">
            <text:p text:style-name="P4"><text:span text:style-name="T6">07</text:span>/1<text:span text:style-name="T6">2</text:span>/2018</text:p>
          </table:table-cell>
          <table:table-cell table:style-name="Tabla1.A1" office:value-type="string">
            <text:p text:style-name="P8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9">Documentación restante caso de uso modificar <text:soft-page-break/>material</text:p>
          </table:table-cell>
          <table:table-cell table:style-name="Tabla1.A5" office:value-type="string">
            <text:p text:style-name="P8"><text:span text:style-name="T6">07</text:span>/1<text:span text:style-name="T6">2</text:span>/2018</text:p>
          </table:table-cell>
          <table:table-cell table:style-name="Tabla1.A5" office:value-type="string">
            <text:p text:style-name="P8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2" text:outline-level="2">Fecha de próxima reunión</text:h>
      <text:p text:style-name="P6"><text:span text:style-name="T7">Viernes</text:span> <text:span text:style-name="T6">07</text:span> de <text:span text:style-name="T6">Diciembre</text:span> del 2018 <text:s/>en Sala <text:span text:style-name="T7">Mancera</text:span> a las 0<text:span text:style-name="T7">8</text:span>:<text:span text:style-name="T7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9c19a" style:font-weight-asian="bold"/>
    </style:style>
    <style:style style:name="MT3" style:family="text">
      <style:text-properties fo:color="#000000" fo:font-weight="bold" officeooo:rsid="001a1f5b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</text:span><text:span text:style-name="MT3">5</text:span><text:span text:style-name="MT1">/</text:span><text:span text:style-name="MT4">1</text:span><text:span text:style-name="MT2">2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6</meta:editing-cycles>
    <meta:creation-date>2018-10-06T11:07:00</meta:creation-date>
    <dc:date>2019-03-07T23:35:47.999113521</dc:date>
    <meta:editing-duration>PT2H28M7S</meta:editing-duration>
    <meta:generator>LibreOffice/6.0.3.2$Linux_X86_64 LibreOffice_project/00m0$Build-2</meta:generator>
    <meta:document-statistic meta:table-count="1" meta:image-count="0" meta:object-count="0" meta:page-count="2" meta:paragraph-count="42" meta:word-count="129" meta:character-count="901" meta:non-whitespace-character-count="78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